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kurier" svg:font-family="Merriweather-kurier,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2"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20d347"/>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444444" style:font-name="Merriweather-kurier" fo:font-size="12pt" fo:letter-spacing="normal" fo:font-style="normal" fo:font-weight="normal"/>
    </style:style>
    <style:style style:name="P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444444" style:font-name="Merriweather-kurier" fo:font-size="12pt" fo:letter-spacing="normal" fo:font-style="normal" fo:font-weight="normal" officeooo:rsid="0020d347" officeooo:paragraph-rsid="0020d347"/>
    </style:style>
    <style:style style:name="T1" style:family="text">
      <style:text-properties loext:padding="0cm" loext:border="none"/>
    </style:style>
    <style:style style:name="T2" style:family="text">
      <style:text-properties fo:font-variant="normal" fo:text-transform="none" fo:color="#444444" style:font-name="Merriweather-kurier" fo:font-size="12pt" fo:letter-spacing="normal" fo:font-style="normal" fo:font-weight="bold" loext:padding="0cm" loext:border="none"/>
    </style:style>
    <style:style style:name="T3" style:family="text">
      <style:text-properties fo:font-variant="normal" fo:text-transform="none" fo:color="#444444" style:font-name="Merriweather-kurier" fo:font-size="12pt" fo:letter-spacing="normal" fo:font-style="normal" fo:font-weight="normal"/>
    </style:style>
    <style:style style:name="T4" style:family="text">
      <style:text-properties fo:font-variant="normal" fo:text-transform="none" fo:color="#444444" style:font-name="Merriweather-kurier" fo:font-size="12pt" fo:letter-spacing="normal" fo:font-style="normal" fo:font-weight="normal" loext:padding="0cm" loext:border="none"/>
    </style:style>
    <style:style style:name="T5" style:family="text">
      <style:text-properties fo:font-variant="normal" fo:text-transform="none" fo:color="#444444" style:font-name="Merriweather-kurier" fo:font-size="12pt" fo:letter-spacing="normal" fo:font-style="normal" fo:font-weight="normal" officeooo:rsid="0020d347"/>
    </style:style>
    <style:style style:name="T6" style:family="text">
      <style:text-properties fo:font-variant="normal" fo:text-transform="none" fo:color="#b60017" style:text-line-through-style="none" style:text-line-through-type="none" style:font-name="Merriweather-kurier" fo:font-size="12pt" fo:letter-spacing="normal" fo:font-style="normal" style:text-underline-style="none" fo:font-weight="bold" style:text-blinking="false" fo:background-color="transparent" loext:char-shading-value="0" loext:padding="0cm" loext:border="none"/>
    </style:style>
    <style:style style:name="T7" style:family="text">
      <style:text-properties officeooo:rsid="0020d3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Woran erkenne ich einen guten Freund?</text:span></text:span></text:p>
      <text:p text:style-name="P3">Vier Faktoren sind entscheidend: Ganz wichtig sind Vertrauen und Loyalität. Wenn ich einem Freund etwas erzähle, muss ich mich darauf verlassen, dass das unter uns bleibt. Zweitens: Ein Freund ist wirklich da, wenn ich ihn brauche. Manchmal geht es einem so schlecht, dass man nicht die Kraft hat, den Freund anzurufen, und tendiert dazu, sich abzuschotten. Gerade da brauche ich Freunde, die sich von sich aus melden. Dritter Faktor ist die Seelenverwandtschaft – dieses wortlose Verstehen, auch wenn man sich ein Jahr lang nicht gesehen hat. Letzter Punkt: Man teilt Schönes miteinander, unternimmt etwas, hat Spaß zusammen. Wer wenig Zeit hat, sollte solche Treffen ritualisieren.</text:p>
      <text:p text:style-name="Standard"/>
      <text:p text:style-name="Standard"/>
      <text:p text:style-name="P1"><text:span text:style-name="Strong_20_Emphasis"><text:span text:style-name="T2">Sie sind jetzt 55 Jahre alt. Ist das das richtige Alter, um ein Resümee über die eigenen Beziehungen zu ziehen?</text:span></text:span></text:p>
      <text:p text:style-name="P3">Ich reflektiere mein Leben seit meinem 18. Lebensjahr. Natürlich habe ich jetzt einen anderen Blick auf vieles und merke, dass sich die Prioritäten im Laufe der Zeit ändern. Die Zeit zwischen 25 und 55 Jahren ist die produktivste im Leben, weil wir da Familie gründen, Karriere machen, Häuser bauen usw. Diese Phase ist gleichzeitig die Zeit der Freundschaftsvergessenheit, wo Freunde verloren gehen. Für mich, der keine Kinder hat und nicht verheiratet ist, haben Freunde schon immer eine besondere Rolle gespielt.</text:p>
      <text:p text:style-name="Text_20_body"><text:line-break/><text:span text:style-name="Strong_20_Emphasis"><text:span text:style-name="T2">Auf </text:span></text:span><text:a xlink:type="simple" xlink:href="https://kurier.at/themen/facebook" text:style-name="Internet_20_link" text:visited-style-name="Visited_20_Internet_20_Link"><text:span text:style-name="Strong_20_Emphasis"><text:span text:style-name="T6">Facebook</text:span></text:span></text:a><text:span text:style-name="Strong_20_Emphasis"><text:span text:style-name="T2"> haben wir Hunderte Freunde. Haben sich Freundschaften durch die sozialen Medien verändert? Oder haben wir nur noch oberflächliche Bekanntschaften?</text:span></text:span></text:p>
      <text:p text:style-name="P2"><text:span text:style-name="T3">Die Jungen können sehr wohl zwischen Facebook-Likes und wahren Freunden unterscheiden. Sie wissen genau: Wenn ich krank bin und jemand für mich einkaufen geh</text:span><text:span text:style-name="T5">e</text:span><text:span text:style-name="T3">, </text:span><text:span text:style-name="T5">sei</text:span><text:span text:style-name="T3"> das nicht der Facebook-Friend. Die positive Dimension von </text:span><text:span text:style-name="T4">Facebook</text:span><text:span text:style-name="T3"> ist, dass wir über große Distanzen dauerhaft in Kontakt bleiben können. Geändert hat sich, dass bei Jungen Freundschaften offener und sensibler geworden sind. Allerdings sind die Beziehungen nicht mehr so belastbar und zerbrechen leichter. Die Gefahr der sozialen Medien ist, dass sie uns viel Zeit wegnehmen. Wenn wir ununterbrochen unser Essen fotografieren, haben wir das Gefühl, zu wenig Zeit für Wesentliches zu haben. </text:span><text:span text:style-name="T5">Das Zitat vom Kleinen Prinzen von Saint-Exupery besagt, dass wir keine Zeit hätten, uns freunde zu machen, weil wir zu beschäftigt seien.</text:span></text:p>
      <text:p text:style-name="P3"/>
      <text:p text:style-name="P4"/>
      <text:p text:style-name="Text_20_body"/>
      <text:p text:style-name="Text_20_body"/>
      <text:p text:style-name="P1"><text:span text:style-name="Strong_20_Emphasis"><text:span text:style-name="T2">Sind Freundschaften von Männern und Frauen anders?</text:span></text:span></text:p>
      <text:p text:style-name="P1"><text:span text:style-name="T3">Männer reden viel mehr über den Beruf und sind auf den ersten Blick nicht so emotional. Anders ist das bei Frauenbeziehungen, die auch an einer einzigen </text:span><text:soft-page-break/><text:span text:style-name="T3">schweren Enttäuschung zerbrechen. Diese Freundschaft wird dann abrupt abgebrochen, weil Frauen viel hineinprojizieren. Bei Männern schlafen unbefriedigende Freundschaften langsam ein. Ein Satz des englischen Philosophen </text:span><text:span text:style-name="T4">Francis Bacon</text:span><text:span text:style-name="T3"> , </text:span><text:span text:style-name="T5">welcher </text:span><text:span text:style-name="T3"><text:s/>für Männer und Frauen </text:span><text:span text:style-name="T5">besagt dass </text:span><text:span text:style-name="T3">Freunde verdoppeln die Freude und halbieren das Leid </text:span><text:span text:style-name="T5">würd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kurier" svg:font-family="Merriweather-kurier,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0:57:02.454436687</meta:creation-date>
    <dc:date>2021-09-27T11:06:57.021836109</dc:date>
    <meta:editing-duration>PT9M54S</meta:editing-duration>
    <meta:editing-cycles>2</meta:editing-cycles>
    <meta:generator>LibreOffice/6.4.7.2$Linux_X86_64 LibreOffice_project/40$Build-2</meta:generator>
    <meta:document-statistic meta:table-count="0" meta:image-count="0" meta:object-count="0" meta:page-count="2" meta:paragraph-count="8" meta:word-count="427" meta:character-count="2840" meta:non-whitespace-character-count="2418"/>
  </office:meta>
</office:document-meta>
</file>